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dennyzhang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31e6c0">1. Scope Better At Work</text:a></text:p>
          <text:p text:style-name="Contents_20_2"><text:a xlink:type="simple" xlink:href="#orgef3e9bd">1.1. Using LLMs To Scope Better In Daily Work</text:a></text:p>
          <text:p text:style-name="Contents_20_2"><text:a xlink:type="simple" xlink:href="#orgb7a5f09">1.2. Core Challenge #1: Identifying High-Leverage Problems</text:a></text:p>
          <text:p text:style-name="Contents_20_2"><text:a xlink:type="simple" xlink:href="#org6fceea6">1.3. Core Challenge #2: Setting Boundaries &amp; Protecting Focus</text:a></text:p>
          <text:p text:style-name="Contents_20_2"><text:a xlink:type="simple" xlink:href="#org0a5fe31">1.4. Core Challenge #3: Aligning Stakeholders &amp; Expectations</text:a></text:p>
          <text:p text:style-name="Contents_20_2"><text:a xlink:type="simple" xlink:href="#orgb946c90">1.5. Core Challenge #4: Maximizing Impact &amp; Minimizing Stress</text:a></text:p>
          <text:p text:style-name="Contents_20_2"><text:a xlink:type="simple" xlink:href="#org1b4d65d">1.6. Principles for scope better</text:a></text:p>
          <text:p text:style-name="Contents_20_2"><text:a xlink:type="simple" xlink:href="#org27d6b9c">1.7. My Desire &amp; Strength</text:a></text:p>
          <text:p text:style-name="Contents_20_2"><text:a xlink:type="simple" xlink:href="#orgf8c6da6">1.8. Recent Key Learnings</text:a></text:p>
        </text:index-body>
      </text:table-of-content>
      <text:h text:style-name="Heading_20_1" text:outline-level="1" text:is-list-header="false">
<text:bookmark-start text:name="OrgXref.org531e6c0"/>
<text:bookmark text:name="org531e6c0"/>Scope Better At Work
<text:bookmark-end text:name="OrgXref.org531e6c0"/></text:h>
      <text:p text:style-name="Text_20_body">URL: <text:a xlink:type="simple" xlink:href="https://quantcodedenny.com/posts/scope-better/">https://quantcodedenny.com/posts/scope-better/</text:a>
</text:p>
      <text:p text:style-name="Text_20_body">For a successful tech lead, there are four steps: <text:a xlink:type="simple" xlink:href="https://quantcodedenny.com/posts/scope-better/">scope better</text:a> -&gt; do better -&gt; <text:a xlink:type="simple" xlink:href="https://quantcodedenny.com/posts/look-better/">look better</text:a> -&gt; <text:a xlink:type="simple" xlink:href="https://quantcodedenny.com/posts/connect-better/">connect better</text:a>.
</text:p>
      <text:p text:style-name="Text_20_body">As a tech lead, I’ve found that scoping work effectively is one of the hardest skills to master.
</text:p>
      <text:p text:style-name="Text_20_body">I frame scoping around four core challenges:
</text:p>
      <text:list text:style-name="OrgNumberedList" text:continue-numbering="false">
        <text:list-item>
          <text:p text:style-name="Text_20_body">Choosing the right problems with high leverage.
</text:p>
        </text:list-item>
        <text:list-item>
          <text:p text:style-name="Text_20_body">Setting clear boundaries to avoid over-commitment.
</text:p>
        </text:list-item>
        <text:list-item>
          <text:p text:style-name="Text_20_body">Aligning stakeholders and expectations.
</text:p>
        </text:list-item>
        <text:list-item>
          <text:p text:style-name="Text_20_body">Maximizing impact while minimizing mental stress.
</text:p>
        </text:list-item>
      </text:list>
      <text:h text:style-name="Heading_20_2" text:outline-level="2" text:is-list-header="false">
<text:bookmark-start text:name="OrgXref.orgef3e9bd"/>
<text:bookmark text:name="orgef3e9bd"/>Using LLMs To Scope Better In Daily Work
<text:bookmark-end text:name="OrgXref.orgef3e9bd"/></text:h>
      <text:p text:style-name="Text_20_body">I leverage LLMs to address the major scoping and execution challenges I face as an IC6 Infra engineer:
</text:p>
      <text:list text:style-name="OrgBulletedList" text:continue-numbering="false">
        <text:list-item>
          <text:p text:style-name="Text_20_body"><text:span text:style-name="Bold"><text:span text:style-name="Bold">Challenge: Identifying high-leverage problems</text:span></text:span>
</text:p>
          <text:list text:style-name="OrgBulletedList" text:continue-numbering="true">
            <text:list-item>
              <text:p text:style-name="Text_20_body"><text:span text:style-name="Bold"><text:span text:style-name="Bold">LLM Use:</text:span></text:span> Summarize strategy documents, leadership updates, and past project data to highlight gaps or opportunities.
</text:p>
            </text:list-item>
            <text:list-item>
              <text:p text:style-name="Text_20_body"><text:span text:style-name="Bold"><text:span text:style-name="Bold">Sample LLM Prompt:</text:span></text:span> "Summarize key priorities from the last 3 leadership updates and highlight conflicts or dependencies for model serving infra."
</text:p>
            </text:list-item>
          </text:list>
        </text:list-item>
        <text:list-item>
          <text:p text:style-name="Text_20_body"><text:span text:style-name="Bold"><text:span text:style-name="Bold">Challenge: Aligning stakeholders and clarifying ownership</text:span></text:span>
</text:p>
          <text:list text:style-name="OrgBulletedList" text:continue-numbering="true">
            <text:list-item>
              <text:p text:style-name="Text_20_body"><text:span text:style-name="Bold"><text:span text:style-name="Bold">LLM Use:</text:span></text:span> Map dependencies, trade-offs, and responsibilities across teams.
</text:p>
            </text:list-item>
            <text:list-item>
              <text:p text:style-name="Text_20_body"><text:span text:style-name="Bold"><text:span text:style-name="Bold">Sample LLM Prompt:</text:span></text:span> "Compare three ML infra designs and list both technical and organizational trade-offs, including team dependencies and approval requirements."
</text:p>
            </text:list-item>
          </text:list>
        </text:list-item>
        <text:list-item>
          <text:p text:style-name="Text_20_body"><text:span text:style-name="Bold"><text:span text:style-name="Bold">Challenge: Managing execution complexity</text:span></text:span>
</text:p>
          <text:list text:style-name="OrgBulletedList" text:continue-numbering="true">
            <text:list-item>
              <text:p text:style-name="Text_20_body"><text:span text:style-name="Bold"><text:span text:style-name="Bold">LLM Use:</text:span></text:span> Summarize recurring failures, generate checklists, simulate outcomes, and propose mitigation strategies.
</text:p>
            </text:list-item>
            <text:list-item>
              <text:p text:style-name="Text_20_body"><text:span text:style-name="Bold"><text:span text:style-name="Bold">Sample LLM Prompt:</text:span></text:span> "Analyze the last 3 SEVs, summarize recurring failure patterns, and suggest automated mitigation strategies."
</text:p>
            </text:list-item>
          </text:list>
        </text:list-item>
        <text:list-item>
          <text:p text:style-name="Text_20_body"><text:span text:style-name="Bold"><text:span text:style-name="Bold">Challenge: Scaling influence and knowledge</text:span></text:span>
</text:p>
          <text:list text:style-name="OrgBulletedList" text:continue-numbering="true">
            <text:list-item>
              <text:p text:style-name="Text_20_body"><text:span text:style-name="Bold"><text:span text:style-name="Bold">LLM Use:</text:span></text:span> Draft proposals, mock scenarios, polish communications, and extract repeatable lessons.
</text:p>
            </text:list-item>
            <text:list-item>
              <text:p text:style-name="Text_20_body"><text:span text:style-name="Bold"><text:span text:style-name="Bold">Sample LLM Prompt:</text:span></text:span> "Create a mock SEV scenario for IC5, highlighting operational risks. Draft a proposal showing why a new caching pattern reduces errors."
</text:p>
            </text:list-item>
          </text:list>
        </text:list-item>
        <text:list-item>
          <text:p text:style-name="Text_20_body"><text:span text:style-name="Bold"><text:span text:style-name="Bold">Challenge: Continuous learning and reflection</text:span></text:span>
</text:p>
          <text:list text:style-name="OrgBulletedList" text:continue-numbering="true">
            <text:list-item>
              <text:p text:style-name="Text_20_body"><text:span text:style-name="Bold"><text:span text:style-name="Bold">LLM Use:</text:span></text:span> Synthesize lessons from past incidents, generate prompts for reflection, identify recurring gaps.
</text:p>
            </text:list-item>
            <text:list-item>
              <text:p text:style-name="Text_20_body"><text:span text:style-name="Bold"><text:span text:style-name="Bold">Sample LLM Prompt:</text:span></text:span> "Analyze the last 3 SEVs and design reviews, highlight recurring gaps, and suggest learning exercises."
</text:p>
            </text:list-item>
          </text:list>
        </text:list-item>
        <text:list-item>
          <text:p text:style-name="Text_20_body"><text:span text:style-name="Bold"><text:span text:style-name="Bold">Challenge: Strategic thinking under uncertainty</text:span></text:span>
</text:p>
          <text:list text:style-name="OrgBulletedList" text:continue-numbering="true">
            <text:list-item>
              <text:p text:style-name="Text_20_body"><text:span text:style-name="Bold"><text:span text:style-name="Bold">LLM Use:</text:span></text:span> Reframe ambiguous problems, outline incentives/risks, evaluate options, recommend pragmatic approaches.
</text:p>
            </text:list-item>
            <text:list-item>
              <text:p text:style-name="Text_20_body"><text:span text:style-name="Bold"><text:span text:style-name="Bold">Sample LLM Prompt:</text:span></text:span> "Use LLM as senior staff+ mentor to reframe issues, identify incentives/risks, explore options/trade-offs, and provide pragmatic recommendations."
</text:p>
            </text:list-item>
          </text:list>
        </text:list-item>
      </text:list>
      <text:h text:style-name="Heading_20_2" text:outline-level="2" text:is-list-header="false">
<text:bookmark-start text:name="OrgXref.orgb7a5f09"/>
<text:bookmark text:name="orgb7a5f09"/>Core Challenge #1: Identifying High-Leverage Problems
<text:bookmark-end text:name="OrgXref.orgb7a5f09"/></text:h>
      <text:list text:style-name="OrgBulletedList" text:continue-numbering="false">
        <text:list-item>
          <text:p text:style-name="Text_20_body"><text:span text:style-name="Bold"><text:span text:style-name="Bold">Problem:</text:span></text:span> It’s easy to spend time on low-impact tasks or local optimizations.
</text:p>
        </text:list-item>
        <text:list-item>
          <text:p text:style-name="Text_20_body"><text:span text:style-name="Bold"><text:span text:style-name="Bold">Bottlenecks:</text:span></text:span> Difficulty assessing org-wide impact, repetitive small pain points, ambiguous opportunities.
</text:p>
        </text:list-item>
        <text:list-item>
          <text:p text:style-name="Text_20_body"><text:span text:style-name="Bold"><text:span text:style-name="Bold">Principle:</text:span></text:span> Focus on system-level, multi-team, or multi-user problems where my expertise creates leverage.
</text:p>
        </text:list-item>
        <text:list-item>
          <text:p text:style-name="Text_20_body"><text:span text:style-name="Bold"><text:span text:style-name="Bold">How I Address It:</text:span></text:span> Score candidate work by scalability, visibility, and alignment with org goals; validate assumptions early; use lightweight experiments.
</text:p>
        </text:list-item>
      </text:list>
      <text:h text:style-name="Heading_20_2" text:outline-level="2" text:is-list-header="false">
<text:bookmark-start text:name="OrgXref.org6fceea6"/>
<text:bookmark text:name="org6fceea6"/>Core Challenge #2: Setting Boundaries &amp; Protecting Focus
<text:bookmark-end text:name="OrgXref.org6fceea6"/></text:h>
      <text:list text:style-name="OrgBulletedList" text:continue-numbering="false">
        <text:list-item>
          <text:p text:style-name="Text_20_body"><text:span text:style-name="Bold"><text:span text:style-name="Bold">Problem:</text:span></text:span> Workload grows faster than capacity; distractions from minor requests or low-leverage tasks.
</text:p>
        </text:list-item>
        <text:list-item>
          <text:p text:style-name="Text_20_body"><text:span text:style-name="Bold"><text:span text:style-name="Bold">Bottlenecks:</text:span></text:span> Social pressure, fear of missing opportunities, unclear prioritization.
</text:p>
        </text:list-item>
        <text:list-item>
          <text:p text:style-name="Text_20_body"><text:span text:style-name="Bold"><text:span text:style-name="Bold">Principle:</text:span></text:span> Clarify P0s, say no strategically, and avoid firefighting on unimportant tasks.
</text:p>
        </text:list-item>
        <text:list-item>
          <text:p text:style-name="Text_20_body"><text:span text:style-name="Bold"><text:span text:style-name="Bold">How I Address It:</text:span></text:span> Explicitly define P0s, communicate priorities, delegate or defer non-critical requests, revisit alignment quarterly.
</text:p>
        </text:list-item>
      </text:list>
      <text:h text:style-name="Heading_20_2" text:outline-level="2" text:is-list-header="false">
<text:bookmark-start text:name="OrgXref.org0a5fe31"/>
<text:bookmark text:name="org0a5fe31"/>Core Challenge #3: Aligning Stakeholders &amp; Expectations
<text:bookmark-end text:name="OrgXref.org0a5fe31"/></text:h>
      <text:list text:style-name="OrgBulletedList" text:continue-numbering="false">
        <text:list-item>
          <text:p text:style-name="Text_20_body"><text:span text:style-name="Bold"><text:span text:style-name="Bold">Problem:</text:span></text:span> Misalignment leads to wasted effort, repeated clarifications, and delays.
</text:p>
        </text:list-item>
        <text:list-item>
          <text:p text:style-name="Text_20_body"><text:span text:style-name="Bold"><text:span text:style-name="Bold">Bottlenecks:</text:span></text:span> Complex org structures, unclear ownership, conflicting incentives.
</text:p>
        </text:list-item>
        <text:list-item>
          <text:p text:style-name="Text_20_body"><text:span text:style-name="Bold"><text:span text:style-name="Bold">Principle:</text:span></text:span> Ensure everyone understands “what” and “why,” and map dependencies proactively.
</text:p>
        </text:list-item>
        <text:list-item>
          <text:p text:style-name="Text_20_body"><text:span text:style-name="Bold"><text:span text:style-name="Bold">How I Address It:</text:span></text:span> Use concise one-pagers, map trade-offs, preempt conflicts, and leverage existing leadership and structures.
</text:p>
        </text:list-item>
      </text:list>
      <text:h text:style-name="Heading_20_2" text:outline-level="2" text:is-list-header="false">
<text:bookmark-start text:name="OrgXref.orgb946c90"/>
<text:bookmark text:name="orgb946c90"/>Core Challenge #4: Maximizing Impact &amp; Minimizing Stress
<text:bookmark-end text:name="OrgXref.orgb946c90"/></text:h>
      <text:list text:style-name="OrgBulletedList" text:continue-numbering="false">
        <text:list-item>
          <text:p text:style-name="Text_20_body"><text:span text:style-name="Bold"><text:span text:style-name="Bold">Problem:</text:span></text:span> Over-commitment or focusing on doomed-to-fail problems increases stress and reduces effectiveness.
</text:p>
        </text:list-item>
        <text:list-item>
          <text:p text:style-name="Text_20_body"><text:span text:style-name="Bold"><text:span text:style-name="Bold">Bottlenecks:</text:span></text:span> Pressure to deliver fast, overconfidence in assumptions, fragmented focus.
</text:p>
        </text:list-item>
        <text:list-item>
          <text:p text:style-name="Text_20_body"><text:span text:style-name="Bold"><text:span text:style-name="Bold">Principle:</text:span></text:span> Prioritize tasks where technical expertise has maximum leverage; skip low-value work.
</text:p>
        </text:list-item>
        <text:list-item>
          <text:p text:style-name="Text_20_body"><text:span text:style-name="Bold"><text:span text:style-name="Bold">How I Address It:</text:span></text:span> Build guardrails, automate recurring tasks, maintain weekly reflection, protect time for deep work.
</text:p>
        </text:list-item>
      </text:list>
      <text:h text:style-name="Heading_20_2" text:outline-level="2" text:is-list-header="false">
<text:bookmark-start text:name="OrgXref.org1b4d65d"/>
<text:bookmark text:name="org1b4d65d"/>Principles for scope better
<text:bookmark-end text:name="OrgXref.org1b4d65d"/></text:h>
      <text:p text:style-name="Text_20_body">Protect my time and focus on what truly matters, leveraging strengths and minimizing stress:
</text:p>
      <text:list text:style-name="OrgBulletedList" text:continue-numbering="false">
        <text:list-item>
          <text:p text:style-name="Text_20_body"><text:span text:style-name="Bold"><text:span text:style-name="Bold">Clarify and limit P0s</text:span></text:span>
</text:p>
          <text:list text:style-name="OrgBulletedList" text:continue-numbering="true">
            <text:list-item>
              <text:p text:style-name="Text_20_body">Scenario: Choosing between system-level vs. local improvements, prioritizing multi-team features.
</text:p>
            </text:list-item>
            <text:list-item>
              <text:p text:style-name="Text_20_body">Bottlenecks: Estimating impact, stakeholder pressure, fear of missing smaller opportunities.
</text:p>
            </text:list-item>
            <text:list-item>
              <text:p text:style-name="Text_20_body">How: Score P0 candidates by org-wide impact, scalability, and personal leverage; confirm alignment; revisit quarterly.
</text:p>
            </text:list-item>
          </text:list>
        </text:list-item>
        <text:list-item>
          <text:p text:style-name="Text_20_body"><text:span text:style-name="Bold"><text:span text:style-name="Bold">Say no strategically</text:span></text:span>
</text:p>
          <text:list text:style-name="OrgBulletedList" text:continue-numbering="true">
            <text:list-item>
              <text:p text:style-name="Text_20_body">Scenario: Requests outside my domain, minor performance tweaks, firefighting, conflicting stakeholder requests.
</text:p>
            </text:list-item>
            <text:list-item>
              <text:p text:style-name="Text_20_body">Bottlenecks: Social pressure, judging relative importance, risk of appearing uncooperative.
</text:p>
            </text:list-item>
            <text:list-item>
              <text:p text:style-name="Text_20_body">How: Communicate P0 alignment, delegate/defer/simplify requests, document boundaries.
</text:p>
            </text:list-item>
          </text:list>
        </text:list-item>
        <text:list-item>
          <text:p text:style-name="Text_20_body"><text:span text:style-name="Bold"><text:span text:style-name="Bold">Validate early and iterate</text:span></text:span>
</text:p>
          <text:list text:style-name="OrgBulletedList" text:continue-numbering="true">
            <text:list-item>
              <text:p text:style-name="Text_20_body">Scenario: Ambiguous feature proposals, unclear data requests, untested process changes, or missed deadlines due to over-scoping.
</text:p>
            </text:list-item>
            <text:list-item>
              <text:p text:style-name="Text_20_body">Bottlenecks: Uncertainty of feasibility, pressure to deliver fast, overconfidence in assumptions, lack of reflection time.
</text:p>
            </text:list-item>
            <text:list-item>
              <text:p text:style-name="Text_20_body">How: Summarize assumptions and expected impact in a one-pager, run lightweight experiments, align with stakeholders early, and do weekly reflection capturing successes, bottlenecks, missed P0s; adjust focus and communicate updates.
</text:p>
            </text:list-item>
          </text:list>
        </text:list-item>
      </text:list>
      <text:h text:style-name="Heading_20_2" text:outline-level="2" text:is-list-header="false">
<text:bookmark-start text:name="OrgXref.org27d6b9c"/>
<text:bookmark text:name="org27d6b9c"/>My Desire &amp; Strength
<text:bookmark-end text:name="OrgXref.org27d6b9c"/></text:h>
      <text:p text:style-name="Text_20_body"><text:span text:style-name="Bold"><text:span text:style-name="Bold">My Desire</text:span></text:span>
I aim to establish myself as a tech lead in ML infra with two main objectives:
</text:p>
      <text:list text:style-name="OrgBulletedList" text:continue-numbering="false">
        <text:list-item>
          <text:p text:style-name="Text_20_body">Work with <text:span text:style-name="Bold"><text:span text:style-name="Bold">market value</text:span></text:span>: focus on skills and outcomes recognized externally.
</text:p>
        </text:list-item>
        <text:list-item>
          <text:p text:style-name="Text_20_body">Minimize <text:span text:style-name="Bold"><text:span text:style-name="Bold">mental stress</text:span></text:span>: maintain well-being while delivering high impact.
</text:p>
        </text:list-item>
      </text:list>
      <text:p text:style-name="Text_20_body"><text:span text:style-name="Bold"><text:span text:style-name="Bold">My Core Strengths</text:span></text:span>
</text:p>
      <text:list text:style-name="OrgBulletedList" text:continue-numbering="false">
        <text:list-item>
          <text:p text:style-name="Text_20_body"><text:span text:style-name="Bold"><text:span text:style-name="Bold">Self-Accountability</text:span></text:span>: Own work and choices, ensuring clarity in outcomes.
</text:p>
        </text:list-item>
        <text:list-item>
          <text:p text:style-name="Text_20_body"><text:span text:style-name="Bold"><text:span text:style-name="Bold">Resiliency</text:span></text:span>: Adapt strategies and maintain focus under obstacles.
</text:p>
        </text:list-item>
        <text:list-item>
          <text:p text:style-name="Text_20_body"><text:span text:style-name="Bold"><text:span text:style-name="Bold">Impact-Driven Execution</text:span></text:span>: Prioritize opportunities with measurable business wins.
</text:p>
        </text:list-item>
        <text:list-item>
          <text:p text:style-name="Text_20_body"><text:span text:style-name="Bold"><text:span text:style-name="Bold">Collaborative Partnership</text:span></text:span>: Align effectively with peers and cross-functional teams.
</text:p>
        </text:list-item>
      </text:list>
      <text:h text:style-name="Heading_20_2" text:outline-level="2" text:is-list-header="false">
<text:bookmark-start text:name="OrgXref.orgf8c6da6"/>
<text:bookmark text:name="orgf8c6da6"/>Recent Key Learnings
<text:bookmark-end text:name="OrgXref.orgf8c6da6"/></text:h>
      <text:p text:style-name="Text_20_body">I’ve consolidated key lessons from my experiences into a few rich-context examples:
</text:p>
      <text:list text:style-name="OrgBulletedList" text:continue-numbering="false">
        <text:list-item>
          <text:p text:style-name="Text_20_body"><text:span text:style-name="Bold"><text:span text:style-name="Bold">Leverage leadership and structures</text:span></text:span>
</text:p>
          <text:list text:style-name="OrgBulletedList" text:continue-numbering="true">
            <text:list-item>
              <text:p text:style-name="Text_20_body">Scenario: Attempted bottom-up charter building, but XFN teams had dedicated roles (reliability, efficiency, DevX).
</text:p>
            </text:list-item>
            <text:list-item>
              <text:p text:style-name="Text_20_body">Learning: Tap existing leadership and structures early to avoid prolonged struggles.
</text:p>
            </text:list-item>
          </text:list>
        </text:list-item>
        <text:list-item>
          <text:p text:style-name="Text_20_body"><text:span text:style-name="Bold"><text:span text:style-name="Bold">Set bigger, strategic goals</text:span></text:span>
</text:p>
          <text:list text:style-name="OrgBulletedList" text:continue-numbering="true">
            <text:list-item>
              <text:p text:style-name="Text_20_body">Scenario: Focused on incremental HD feature cleanup instead of holistic improvements.
</text:p>
            </text:list-item>
            <text:list-item>
              <text:p text:style-name="Text_20_body">Learning: Aim for system-level impact over local optimizations.
</text:p>
            </text:list-item>
          </text:list>
        </text:list-item>
        <text:list-item>
          <text:p text:style-name="Text_20_body"><text:span text:style-name="Bold"><text:span text:style-name="Bold">Focus on high-impact technical challenges</text:span></text:span>
</text:p>
          <text:list text:style-name="OrgBulletedList" text:continue-numbering="true">
            <text:list-item>
              <text:p text:style-name="Text_20_body">Scenario: Spent energy on low-leverage issues like headcount conflicts or minor operational inefficiencies.
</text:p>
            </text:list-item>
            <text:list-item>
              <text:p text:style-name="Text_20_body">Learning: Invest where technical expertise creates the most difference; skip low-impact or doomed-to-fail problems.
</text:p>
            </text:list-item>
          </text:list>
        </text:list-item>
        <text:list-item>
          <text:p text:style-name="Text_20_body"><text:span text:style-name="Bold"><text:span text:style-name="Bold">Be confident and assertive in requests</text:span></text:span>
</text:p>
          <text:list text:style-name="OrgBulletedList" text:continue-numbering="true">
            <text:list-item>
              <text:p text:style-name="Text_20_body">Scenario: Accepted deprioritization of output validation and serving checks.
</text:p>
            </text:list-item>
            <text:list-item>
              <text:p text:style-name="Text_20_body">Learning: Advocate confidently for necessary changes rather than acquiescing passively.
</text:p>
            </text:list-item>
          </text:list>
        </text:list-item>
        <text:list-item>
          <text:p text:style-name="Text_20_body"><text:span text:style-name="Bold"><text:span text:style-name="Bold">Generalize problems and share knowledge</text:span></text:span>
</text:p>
          <text:list text:style-name="OrgBulletedList" text:continue-numbering="true">
            <text:list-item>
              <text:p text:style-name="Text_20_body">Scenario: Solved problems in isolation, missing repeatable patterns across teams.
</text:p>
            </text:list-item>
            <text:list-item>
              <text:p text:style-name="Text_20_body">Learning: Step back, find patterns, and share insights broadly for systemic improvement.
</text:p>
            </text:list-item>
          </text:list>
        </text:list-item>
        <text:list-item>
          <text:p text:style-name="Text_20_body"><text:span text:style-name="Bold"><text:span text:style-name="Bold">Clarify complex problems for others</text:span></text:span>
</text:p>
          <text:list text:style-name="OrgBulletedList" text:continue-numbering="true">
            <text:list-item>
              <text:p text:style-name="Text_20_body">Scenario: HD feature management or feature metadata documentation.
</text:p>
            </text:list-item>
            <text:list-item>
              <text:p text:style-name="Text_20_body">Learning: Create concise one-pagers to enable efficient group discussion and actionable feedback.
</text:p>
            </text:list-item>
          </text:list>
        </text:list-item>
        <text:list-item>
          <text:p text:style-name="Text_20_body"><text:span text:style-name="Bold"><text:span text:style-name="Bold">Use tension as a signal, not stress</text:span></text:span>
</text:p>
          <text:list text:style-name="OrgBulletedList" text:continue-numbering="true">
            <text:list-item>
              <text:p text:style-name="Text_20_body">Scenario: Disagreements or unclear expectations.
</text:p>
            </text:list-item>
            <text:list-item>
              <text:p text:style-name="Text_20_body">Learning: Treat discomfort as a sign that clarity is missing; seek clarification rather than reacting personally.
</text:p>
            </text:list-item>
          </text:list>
        </text:list-item>
        <text:list-item>
          <text:p text:style-name="Text_20_body"><text:span text:style-name="Bold"><text:span text:style-name="Bold">Leverage AI/LLMs to amplify thinking</text:span></text:span>
</text:p>
          <text:list text:style-name="OrgBulletedList" text:continue-numbering="true">
            <text:list-item>
              <text:p text:style-name="Text_20_body">Scenario: Repetitive analysis, pattern recognition, or decision framing.
</text:p>
            </text:list-item>
            <text:list-item>
              <text:p text:style-name="Text_20_body">Learning: Use AI to speed up synthesis, not replace judgment; combine insights with critical thinking.
</text:p>
            </text:list-item>
          </text:list>
        </text:list-item>
        <text:list-item>
          <text:p text:style-name="Text_20_body"><text:span text:style-name="Bold"><text:span text:style-name="Bold">Practice minimalism and focus</text:span></text:span>
</text:p>
          <text:list text:style-name="OrgBulletedList" text:continue-numbering="true">
            <text:list-item>
              <text:p text:style-name="Text_20_body">Scenario: Daily workload feels scattered or overwhelming.
</text:p>
            </text:list-item>
            <text:list-item>
              <text:p text:style-name="Text_20_body">Learning: Reduce distractions, enjoy what I already have, and focus on high-impact tasks.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nnyzhang</dc:creator>
    <meta:initial-creator>dennyzhang</meta:initial-creator>
    <dc:date>2025-10-11T22:37:27</dc:date>
    <meta:creation-date>2025-10-11T22:37:27</meta:creation-date>
    <meta:generator>Emacs 28.2 (Org mode 9.5.5)</meta:generator>
    <meta:keyword/>
    <dc:subject/>
    <dc:title/>
  </office:meta>
</office:document-meta>
</file>